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36.06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9.71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40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number-columns-repeated="5" table:default-cell-style-name="Default"/>
        <table:table-row table:style-name="ro1">
          <table:table-cell office:value-type="float" office:value="41621" calcext:value-type="float">
            <text:p>41621</text:p>
          </table:table-cell>
          <table:table-cell office:value-type="float" office:value="11328" calcext:value-type="float">
            <text:p>11328</text:p>
          </table:table-cell>
          <table:table-cell office:value-type="float" office:value="2255" calcext:value-type="float">
            <text:p>2255</text:p>
          </table:table-cell>
          <table:table-cell office:value-type="float" office:value="255" calcext:value-type="float">
            <text:p>255</text:p>
          </table:table-cell>
          <table:table-cell office:value-type="float" office:value="11327" calcext:value-type="float">
            <text:p>11327</text:p>
          </table:table-cell>
          <table:table-cell office:value-type="float" office:value="14321" calcext:value-type="float">
            <text:p>14321</text:p>
          </table:table-cell>
          <table:table-cell office:value-type="float" office:value="10616" calcext:value-type="float">
            <text:p>10616</text:p>
          </table:table-cell>
          <table:table-cell office:value-type="float" office:value="4131" calcext:value-type="float">
            <text:p>4131</text:p>
          </table:table-cell>
          <table:table-cell office:value-type="float" office:value="7098" calcext:value-type="float">
            <text:p>7098</text:p>
          </table:table-cell>
          <table:table-cell office:value-type="float" office:value="9150" calcext:value-type="float">
            <text:p>9150</text:p>
          </table:table-cell>
          <table:table-cell office:value-type="float" office:value="9435" calcext:value-type="float">
            <text:p>9435</text:p>
          </table:table-cell>
          <table:table-cell office:value-type="float" office:value="7077" calcext:value-type="float">
            <text:p>7077</text:p>
          </table:table-cell>
          <table:table-cell office:value-type="float" office:value="6053" calcext:value-type="float">
            <text:p>6053</text:p>
          </table:table-cell>
          <table:table-cell office:value-type="float" office:value="6861" calcext:value-type="float">
            <text:p>6861</text:p>
          </table:table-cell>
          <table:table-cell office:value-type="float" office:value="7628" calcext:value-type="float">
            <text:p>7628</text:p>
          </table:table-cell>
          <table:table-cell office:value-type="float" office:value="7183" calcext:value-type="float">
            <text:p>7183</text:p>
          </table:table-cell>
          <table:table-cell office:value-type="float" office:value="9877" calcext:value-type="float">
            <text:p>9877</text:p>
          </table:table-cell>
          <table:table-cell office:value-type="float" office:value="7724" calcext:value-type="float">
            <text:p>7724</text:p>
          </table:table-cell>
          <table:table-cell office:value-type="float" office:value="6674" calcext:value-type="float">
            <text:p>6674</text:p>
          </table:table-cell>
          <table:table-cell office:value-type="float" office:value="6488" calcext:value-type="float">
            <text:p>6488</text:p>
          </table:table-cell>
          <table:table-cell office:value-type="float" office:value="8043" calcext:value-type="float">
            <text:p>8043</text:p>
          </table:table-cell>
          <table:table-cell office:value-type="float" office:value="8768" calcext:value-type="float">
            <text:p>8768</text:p>
          </table:table-cell>
          <table:table-cell office:value-type="float" office:value="7851" calcext:value-type="float">
            <text:p>7851</text:p>
          </table:table-cell>
          <table:table-cell office:value-type="float" office:value="6794" calcext:value-type="float">
            <text:p>6794</text:p>
          </table:table-cell>
          <table:table-cell office:value-type="float" office:value="7262" calcext:value-type="float">
            <text:p>7262</text:p>
          </table:table-cell>
          <table:table-cell office:value-type="float" office:value="8075" calcext:value-type="float">
            <text:p>8075</text:p>
          </table:table-cell>
          <table:table-cell office:value-type="float" office:value="8126" calcext:value-type="float">
            <text:p>8126</text:p>
          </table:table-cell>
          <table:table-cell office:value-type="float" office:value="7433" calcext:value-type="float">
            <text:p>7433</text:p>
          </table:table-cell>
          <table:table-cell office:value-type="float" office:value="7229" calcext:value-type="float">
            <text:p>7229</text:p>
          </table:table-cell>
          <table:table-cell office:value-type="float" office:value="8123" calcext:value-type="float">
            <text:p>8123</text:p>
          </table:table-cell>
          <table:table-cell office:value-type="float" office:value="8150" calcext:value-type="float">
            <text:p>8150</text:p>
          </table:table-cell>
          <table:table-cell office:value-type="float" office:value="7357" calcext:value-type="float">
            <text:p>7357</text:p>
          </table:table-cell>
          <table:table-cell office:value-type="float" office:value="6742" calcext:value-type="float">
            <text:p>6742</text:p>
          </table:table-cell>
          <table:table-cell office:value-type="float" office:value="7876" calcext:value-type="float">
            <text:p>7876</text:p>
          </table:table-cell>
          <table:table-cell office:value-type="float" office:value="8788" calcext:value-type="float">
            <text:p>8788</text:p>
          </table:table-cell>
          <table:table-cell office:value-type="float" office:value="8271" calcext:value-type="float">
            <text:p>8271</text:p>
          </table:table-cell>
          <table:table-cell office:value-type="float" office:value="6575" calcext:value-type="float">
            <text:p>6575</text:p>
          </table:table-cell>
          <table:table-cell office:value-type="float" office:value="6589" calcext:value-type="float">
            <text:p>6589</text:p>
          </table:table-cell>
          <table:table-cell office:value-type="float" office:value="7843" calcext:value-type="float">
            <text:p>7843</text:p>
          </table:table-cell>
          <table:table-cell office:value-type="float" office:value="9852" calcext:value-type="float">
            <text:p>9852</text:p>
          </table:table-cell>
          <table:table-cell office:value-type="float" office:value="7244" calcext:value-type="float">
            <text:p>7244</text:p>
          </table:table-cell>
          <table:table-cell office:value-type="float" office:value="7708" calcext:value-type="float">
            <text:p>7708</text:p>
          </table:table-cell>
          <table:table-cell office:value-type="float" office:value="6767" calcext:value-type="float">
            <text:p>6767</text:p>
          </table:table-cell>
          <table:table-cell office:value-type="float" office:value="6157" calcext:value-type="float">
            <text:p>6157</text:p>
          </table:table-cell>
          <table:table-cell office:value-type="float" office:value="7097" calcext:value-type="float">
            <text:p>7097</text:p>
          </table:table-cell>
          <table:table-cell office:value-type="float" office:value="9472" calcext:value-type="float">
            <text:p>9472</text:p>
          </table:table-cell>
          <table:table-cell office:value-type="float" office:value="9321" calcext:value-type="float">
            <text:p>9321</text:p>
          </table:table-cell>
          <table:table-cell office:value-type="float" office:value="7111" calcext:value-type="float">
            <text:p>7111</text:p>
          </table:table-cell>
          <table:table-cell office:value-type="float" office:value="4245" calcext:value-type="float">
            <text:p>4245</text:p>
          </table:table-cell>
          <table:table-cell office:value-type="float" office:value="10777" calcext:value-type="float">
            <text:p>10777</text:p>
          </table:table-cell>
          <table:table-cell office:value-type="float" office:value="14496" calcext:value-type="float">
            <text:p>14496</text:p>
          </table:table-cell>
          <table:table-cell office:value-type="float" office:value="11232" calcext:value-type="float">
            <text:p>11232</text:p>
          </table:table-cell>
          <table:table-cell office:value-type="float" office:value="246" calcext:value-type="float">
            <text:p>246</text:p>
          </table:table-cell>
          <table:table-cell office:value-type="float" office:value="2235" calcext:value-type="float">
            <text:p>2235</text:p>
          </table:table-cell>
          <table:table-cell office:value-type="float" office:value="11544" calcext:value-type="float">
            <text:p>11544</text:p>
          </table:table-cell>
          <table:table-cell office:value-type="float" office:value="41499" calcext:value-type="float">
            <text:p>414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1]/[.$A$3]" office:value-type="float" office:value="0.083242" calcext:value-type="float">
            <text:p>0.083242</text:p>
          </table:table-cell>
          <table:table-cell table:formula="of:=[.B1]/[.$A$3]" office:value-type="float" office:value="0.022656" calcext:value-type="float">
            <text:p>0.022656</text:p>
          </table:table-cell>
          <table:table-cell table:formula="of:=[.C1]/[.$A$3]" office:value-type="float" office:value="0.00451" calcext:value-type="float">
            <text:p>0.00451</text:p>
          </table:table-cell>
          <table:table-cell table:formula="of:=[.D1]/[.$A$3]" office:value-type="float" office:value="0.00051" calcext:value-type="float">
            <text:p>0.00051</text:p>
          </table:table-cell>
          <table:table-cell table:formula="of:=[.E1]/[.$A$3]" office:value-type="float" office:value="0.022654" calcext:value-type="float">
            <text:p>0.022654</text:p>
          </table:table-cell>
          <table:table-cell table:formula="of:=[.F1]/[.$A$3]" office:value-type="float" office:value="0.028642" calcext:value-type="float">
            <text:p>0.028642</text:p>
          </table:table-cell>
          <table:table-cell table:formula="of:=[.G1]/[.$A$3]" office:value-type="float" office:value="0.021232" calcext:value-type="float">
            <text:p>0.021232</text:p>
          </table:table-cell>
          <table:table-cell table:formula="of:=[.H1]/[.$A$3]" office:value-type="float" office:value="0.008262" calcext:value-type="float">
            <text:p>0.008262</text:p>
          </table:table-cell>
          <table:table-cell table:formula="of:=[.I1]/[.$A$3]" office:value-type="float" office:value="0.014196" calcext:value-type="float">
            <text:p>0.014196</text:p>
          </table:table-cell>
          <table:table-cell table:formula="of:=[.J1]/[.$A$3]" office:value-type="float" office:value="0.0183" calcext:value-type="float">
            <text:p>0.0183</text:p>
          </table:table-cell>
          <table:table-cell table:formula="of:=[.K1]/[.$A$3]" office:value-type="float" office:value="0.01887" calcext:value-type="float">
            <text:p>0.01887</text:p>
          </table:table-cell>
          <table:table-cell table:formula="of:=[.L1]/[.$A$3]" office:value-type="float" office:value="0.014154" calcext:value-type="float">
            <text:p>0.014154</text:p>
          </table:table-cell>
          <table:table-cell table:formula="of:=[.M1]/[.$A$3]" office:value-type="float" office:value="0.012106" calcext:value-type="float">
            <text:p>0.012106</text:p>
          </table:table-cell>
          <table:table-cell table:formula="of:=[.N1]/[.$A$3]" office:value-type="float" office:value="0.013722" calcext:value-type="float">
            <text:p>0.013722</text:p>
          </table:table-cell>
          <table:table-cell table:formula="of:=[.O1]/[.$A$3]" office:value-type="float" office:value="0.015256" calcext:value-type="float">
            <text:p>0.015256</text:p>
          </table:table-cell>
          <table:table-cell table:formula="of:=[.P1]/[.$A$3]" office:value-type="float" office:value="0.014366" calcext:value-type="float">
            <text:p>0.014366</text:p>
          </table:table-cell>
          <table:table-cell table:formula="of:=[.Q1]/[.$A$3]" office:value-type="float" office:value="0.019754" calcext:value-type="float">
            <text:p>0.019754</text:p>
          </table:table-cell>
          <table:table-cell table:formula="of:=[.R1]/[.$A$3]" office:value-type="float" office:value="0.015448" calcext:value-type="float">
            <text:p>0.015448</text:p>
          </table:table-cell>
          <table:table-cell table:formula="of:=[.S1]/[.$A$3]" office:value-type="float" office:value="0.013348" calcext:value-type="float">
            <text:p>0.013348</text:p>
          </table:table-cell>
          <table:table-cell table:formula="of:=[.T1]/[.$A$3]" office:value-type="float" office:value="0.012976" calcext:value-type="float">
            <text:p>0.012976</text:p>
          </table:table-cell>
          <table:table-cell table:formula="of:=[.U1]/[.$A$3]" office:value-type="float" office:value="0.016086" calcext:value-type="float">
            <text:p>0.016086</text:p>
          </table:table-cell>
          <table:table-cell table:formula="of:=[.V1]/[.$A$3]" office:value-type="float" office:value="0.017536" calcext:value-type="float">
            <text:p>0.017536</text:p>
          </table:table-cell>
          <table:table-cell table:formula="of:=[.W1]/[.$A$3]" office:value-type="float" office:value="0.015702" calcext:value-type="float">
            <text:p>0.015702</text:p>
          </table:table-cell>
          <table:table-cell table:formula="of:=[.X1]/[.$A$3]" office:value-type="float" office:value="0.013588" calcext:value-type="float">
            <text:p>0.013588</text:p>
          </table:table-cell>
          <table:table-cell table:formula="of:=[.Y1]/[.$A$3]" office:value-type="float" office:value="0.014524" calcext:value-type="float">
            <text:p>0.014524</text:p>
          </table:table-cell>
          <table:table-cell table:formula="of:=[.Z1]/[.$A$3]" office:value-type="float" office:value="0.01615" calcext:value-type="float">
            <text:p>0.01615</text:p>
          </table:table-cell>
          <table:table-cell table:formula="of:=[.AA1]/[.$A$3]" office:value-type="float" office:value="0.016252" calcext:value-type="float">
            <text:p>0.016252</text:p>
          </table:table-cell>
          <table:table-cell table:formula="of:=[.AB1]/[.$A$3]" office:value-type="float" office:value="0.014866" calcext:value-type="float">
            <text:p>0.014866</text:p>
          </table:table-cell>
          <table:table-cell table:formula="of:=[.AC1]/[.$A$3]" office:value-type="float" office:value="0.014458" calcext:value-type="float">
            <text:p>0.014458</text:p>
          </table:table-cell>
          <table:table-cell table:formula="of:=[.AD1]/[.$A$3]" office:value-type="float" office:value="0.016246" calcext:value-type="float">
            <text:p>0.016246</text:p>
          </table:table-cell>
          <table:table-cell table:formula="of:=[.AE1]/[.$A$3]" office:value-type="float" office:value="0.0163" calcext:value-type="float">
            <text:p>0.0163</text:p>
          </table:table-cell>
          <table:table-cell table:formula="of:=[.AF1]/[.$A$3]" office:value-type="float" office:value="0.014714" calcext:value-type="float">
            <text:p>0.014714</text:p>
          </table:table-cell>
          <table:table-cell table:formula="of:=[.AG1]/[.$A$3]" office:value-type="float" office:value="0.013484" calcext:value-type="float">
            <text:p>0.013484</text:p>
          </table:table-cell>
          <table:table-cell table:formula="of:=[.AH1]/[.$A$3]" office:value-type="float" office:value="0.015752" calcext:value-type="float">
            <text:p>0.015752</text:p>
          </table:table-cell>
          <table:table-cell table:formula="of:=[.AI1]/[.$A$3]" office:value-type="float" office:value="0.017576" calcext:value-type="float">
            <text:p>0.017576</text:p>
          </table:table-cell>
          <table:table-cell table:formula="of:=[.AJ1]/[.$A$3]" office:value-type="float" office:value="0.016542" calcext:value-type="float">
            <text:p>0.016542</text:p>
          </table:table-cell>
          <table:table-cell table:formula="of:=[.AK1]/[.$A$3]" office:value-type="float" office:value="0.01315" calcext:value-type="float">
            <text:p>0.01315</text:p>
          </table:table-cell>
          <table:table-cell table:formula="of:=[.AL1]/[.$A$3]" office:value-type="float" office:value="0.013178" calcext:value-type="float">
            <text:p>0.013178</text:p>
          </table:table-cell>
          <table:table-cell table:formula="of:=[.AM1]/[.$A$3]" office:value-type="float" office:value="0.015686" calcext:value-type="float">
            <text:p>0.015686</text:p>
          </table:table-cell>
          <table:table-cell table:formula="of:=[.AN1]/[.$A$3]" office:value-type="float" office:value="0.019704" calcext:value-type="float">
            <text:p>0.019704</text:p>
          </table:table-cell>
          <table:table-cell table:formula="of:=[.AO1]/[.$A$3]" office:value-type="float" office:value="0.014488" calcext:value-type="float">
            <text:p>0.014488</text:p>
          </table:table-cell>
          <table:table-cell table:formula="of:=[.AP1]/[.$A$3]" office:value-type="float" office:value="0.015416" calcext:value-type="float">
            <text:p>0.015416</text:p>
          </table:table-cell>
          <table:table-cell table:formula="of:=[.AQ1]/[.$A$3]" office:value-type="float" office:value="0.013534" calcext:value-type="float">
            <text:p>0.013534</text:p>
          </table:table-cell>
          <table:table-cell table:formula="of:=[.AR1]/[.$A$3]" office:value-type="float" office:value="0.012314" calcext:value-type="float">
            <text:p>0.012314</text:p>
          </table:table-cell>
          <table:table-cell table:formula="of:=[.AS1]/[.$A$3]" office:value-type="float" office:value="0.014194" calcext:value-type="float">
            <text:p>0.014194</text:p>
          </table:table-cell>
          <table:table-cell table:formula="of:=[.AT1]/[.$A$3]" office:value-type="float" office:value="0.018944" calcext:value-type="float">
            <text:p>0.018944</text:p>
          </table:table-cell>
          <table:table-cell table:formula="of:=[.AU1]/[.$A$3]" office:value-type="float" office:value="0.018642" calcext:value-type="float">
            <text:p>0.018642</text:p>
          </table:table-cell>
          <table:table-cell table:formula="of:=[.AV1]/[.$A$3]" office:value-type="float" office:value="0.014222" calcext:value-type="float">
            <text:p>0.014222</text:p>
          </table:table-cell>
          <table:table-cell table:formula="of:=[.AW1]/[.$A$3]" office:value-type="float" office:value="0.00849" calcext:value-type="float">
            <text:p>0.00849</text:p>
          </table:table-cell>
          <table:table-cell table:formula="of:=[.AX1]/[.$A$3]" office:value-type="float" office:value="0.021554" calcext:value-type="float">
            <text:p>0.021554</text:p>
          </table:table-cell>
          <table:table-cell table:formula="of:=[.AY1]/[.$A$3]" office:value-type="float" office:value="0.028992" calcext:value-type="float">
            <text:p>0.028992</text:p>
          </table:table-cell>
          <table:table-cell table:formula="of:=[.AZ1]/[.$A$3]" office:value-type="float" office:value="0.022464" calcext:value-type="float">
            <text:p>0.022464</text:p>
          </table:table-cell>
          <table:table-cell table:formula="of:=[.BA1]/[.$A$3]" office:value-type="float" office:value="0.000492" calcext:value-type="float">
            <text:p>0.000492</text:p>
          </table:table-cell>
          <table:table-cell table:formula="of:=[.BB1]/[.$A$3]" office:value-type="float" office:value="0.00447" calcext:value-type="float">
            <text:p>0.00447</text:p>
          </table:table-cell>
          <table:table-cell table:formula="of:=[.BC1]/[.$A$3]" office:value-type="float" office:value="0.023088" calcext:value-type="float">
            <text:p>0.023088</text:p>
          </table:table-cell>
          <table:table-cell table:formula="of:=[.BD1]/[.$A$3]" office:value-type="float" office:value="0.082998" calcext:value-type="float">
            <text:p>0.082998</text:p>
          </table:table-cell>
          <table:table-cell table:formula="of:=[.BE1]/[.$A$3]" office:value-type="float" office:value="0" calcext:value-type="float">
            <text:p>0</text:p>
          </table:table-cell>
          <table:table-cell table:formula="of:=[.BF1]/[.$A$3]" office:value-type="float" office:value="0" calcext:value-type="float">
            <text:p>0</text:p>
          </table:table-cell>
          <table:table-cell table:formula="of:=[.BG1]/[.$A$3]" office:value-type="float" office:value="0" calcext:value-type="float">
            <text:p>0</text:p>
          </table:table-cell>
          <table:table-cell table:formula="of:=[.BH1]/[.$A$3]" office:value-type="float" office:value="0" calcext:value-type="float">
            <text:p>0</text:p>
          </table:table-cell>
          <table:table-cell table:formula="of:=[.BI1]/[.$A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5T11:22:05.499992470</dc:date>
    <meta:editing-duration>PT35S</meta:editing-duration>
    <meta:editing-cycles>1</meta:editing-cycles>
    <meta:document-statistic meta:table-count="1" meta:cell-count="123" meta:object-count="0"/>
    <meta:generator>LibreOffice/6.2.4.2.0$Linux_X86_64 LibreOffice_project/46e26c821030d384fd2754c867d16e6ec5c81699</meta:generator>
  </office:meta>
</office:document-meta>
</file>